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ent-style-name="Standard" style:list-style-name="L1">
      <style:text-properties style:font-name="Liberation Serif"/>
    </style:style>
    <style:style style:name="P32" style:family="paragraph" style:parent-style-name="Heading_20_1">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
      <text:h xml:id="id2189943771" text:style-name="P32"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4292524627"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110820472"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29"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20M6S</meta:editing-duration>
    <meta:editing-cycles>904</meta:editing-cycles>
    <meta:generator>LibreOffice/6.1.6.3$Linux_X86_64 LibreOffice_project/5896ab1714085361c45cf540f76f60673dd96a72</meta:generator>
    <dc:date>2019-10-06T23:29:43.238113165</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oFound.SetPropertyValue(ReplAttributes(i).Name,ReplAttributes(i).Value)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